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1in"/>
    </style:style>
    <style:style style:name="co3" style:family="table-column">
      <style:table-column-properties fo:break-before="auto" style:column-width="1.5016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1.328in"/>
    </style:style>
    <style:style style:name="co6" style:family="table-column">
      <style:table-column-properties fo:break-before="auto" style:column-width="0.6638in"/>
    </style:style>
    <style:style style:name="co7" style:family="table-column">
      <style:table-column-properties fo:break-before="auto" style:column-width="0.4673in"/>
    </style:style>
    <style:style style:name="co8" style:family="table-column">
      <style:table-column-properties fo:break-before="auto" style:column-width="1.0665in"/>
    </style:style>
    <style:style style:name="co9" style:family="table-column">
      <style:table-column-properties fo:break-before="auto" style:column-width="1.1319in"/>
    </style:style>
    <style:style style:name="co10" style:family="table-column">
      <style:table-column-properties fo:break-before="auto" style:column-width="0.5661in"/>
    </style:style>
    <style:style style:name="co11" style:family="table-column">
      <style:table-column-properties fo:break-before="auto" style:column-width="0.3154in"/>
    </style:style>
    <style:style style:name="co12" style:family="table-column">
      <style:table-column-properties fo:break-before="auto" style:column-width="0.4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0071in 0.0075in 0.0071in" fo:border-right="1.56pt double-thin #0066ff" style:border-line-width-right="0.0071in 0.0075in 0.0071in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6" style:family="table-cell" style:parent-style-name="Default"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Bier&quot;" style:apply-style-name="Bier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Pfand&quot;" style:apply-style-name="Pfand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  <style:map style:condition="cell-content()=0" style:apply-style-name="Default" style:base-cell-address="Kategorien.D1"/>
    </style:style>
    <style:style style:name="ce77" style:family="table-cell" style:parent-style-name="Default">
      <style:table-cell-properties fo:border-bottom="none" fo:border-left="1.56pt double-thin #0066ff" style:border-line-width-left="0.0071in 0.0075in 0.0071in" fo:border-right="1.56pt double-thin #0066ff" style:border-line-width-right="0.0071in 0.0075in 0.0071in" fo:border-top="none"/>
      <style:map style:condition="cell-content()=&quot;Amazon&quot;" style:apply-style-name="Amazon" style:base-cell-address="Kategorien.F7"/>
      <style:map style:condition="cell-content()=&quot;Ausgehen&quot;" style:apply-style-name="Ausgehen" style:base-cell-address="Kategorien.F7"/>
      <style:map style:condition="cell-content()=&quot;Bier&quot;" style:apply-style-name="Bier" style:base-cell-address="Kategorien.F7"/>
      <style:map style:condition="cell-content()=&quot;Getränke&quot;" style:apply-style-name="Getränke" style:base-cell-address="Kategorien.F7"/>
      <style:map style:condition="cell-content()=&quot;Kaffee&quot;" style:apply-style-name="Kaffee" style:base-cell-address="Kategorien.F7"/>
      <style:map style:condition="cell-content()=&quot;Kleidung&quot;" style:apply-style-name="Kleidung" style:base-cell-address="Kategorien.F7"/>
      <style:map style:condition="cell-content()=&quot;Kosmetika&quot;" style:apply-style-name="Kosmetika" style:base-cell-address="Kategorien.F7"/>
      <style:map style:condition="cell-content()=&quot;Nahrung&quot;" style:apply-style-name="Nahrung" style:base-cell-address="Kategorien.F7"/>
      <style:map style:condition="cell-content()=&quot;Pfand&quot;" style:apply-style-name="Pfand" style:base-cell-address="Kategorien.F7"/>
      <style:map style:condition="cell-content()=&quot;Rechungen&quot;" style:apply-style-name="Rechnungen" style:base-cell-address="Kategorien.F7"/>
      <style:map style:condition="cell-content()=&quot;Sonstiges&quot;" style:apply-style-name="Sonstiges" style:base-cell-address="Kategorien.F7"/>
      <style:map style:condition="cell-content()=&quot;Tabak&quot;" style:apply-style-name="Tabak" style:base-cell-address="Kategorien.F7"/>
      <style:map style:condition="cell-content()=&quot;Verkehr&quot;" style:apply-style-name="Verkehr" style:base-cell-address="Kategorien.F7"/>
      <style:map style:condition="cell-content()=&quot;Zucker&quot;" style:apply-style-name="Zucker" style:base-cell-address="Kategorien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3.7217in" svg:height="2.1752in" svg:x="7.0594in" svg:y="6.2425in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2" office:value-type="float" office:value="13.32" calcext:value-type="float">
            <text:p>13.3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2" office:value-type="float" office:value="11.4" calcext:value-type="float">
            <text:p>1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2" office:value-type="float" office:value="1.25" calcext:value-type="float">
            <text:p>1.2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0.74" calcext:value-type="float">
            <text:p>-0.7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1.1" calcext:value-type="float">
            <text:p>1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53" calcext:value-type="float">
            <text:p>0.5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81" calcext:value-type="float">
            <text:p>-2.81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2.49" calcext:value-type="float">
            <text:p>2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 table:number-rows-repeated="1048330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table table:name="Sep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574.85" calcext:value-type="float">
            <text:p>574.85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6.3" calcext:value-type="float">
            <text:p>6.3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1.2" calcext:value-type="float">
            <text:p>1.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61.9" calcext:value-type="float">
            <text:p>61.9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2.6" calcext:value-type="float">
            <text:p>2.6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5.15" calcext:value-type="float">
            <text:p>5.1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3.43" calcext:value-type="float">
            <text:p>3.43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Kosmetika</text:p>
          </table:table-cell>
          <table:table-cell/>
          <table:table-cell table:style-name="ce77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3.88" calcext:value-type="float">
            <text:p>3.88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437" calcext:value-type="float">
            <text:p>43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/>
          <table:table-cell table:style-name="ce77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7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1.9" calcext:value-type="float">
            <text:p>1.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23.67" calcext:value-type="float">
            <text:p>23.67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71.7" calcext:value-type="float">
            <text:p>71.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6.3" calcext:value-type="float">
            <text:p>6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2.34" calcext:value-type="float">
            <text:p>12.34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13.9" calcext:value-type="float">
            <text:p>13.9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1.3" calcext:value-type="float">
            <text:p>1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9.8" calcext:value-type="float">
            <text:p>9.8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7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8.13" calcext:value-type="float">
            <text:p>8.13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2.6" calcext:value-type="float">
            <text:p>2.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1.3" calcext:value-type="float">
            <text:p>1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7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7" office:value-type="string" calcext:value-type="string">
            <text:p>Rechnung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rten VfB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4-Fahrten Karte</text:p>
          </table:table-cell>
          <table:table-cell table:content-validation-name="val1" office:value-type="float" office:value="9.8" calcext:value-type="float">
            <text:p>9.8</text:p>
          </table:table-cell>
          <table:table-cell table:content-validation-name="val7" office:value-type="string" calcext:value-type="string">
            <text:p>Verkeh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tadion</text:p>
          </table:table-cell>
          <table:table-cell table:content-validation-name="val1" office:value-type="float" office:value="12.9" calcext:value-type="float">
            <text:p>12.9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omme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 table:number-rows-repeated="1048515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Bier" calcext:value="=&quot;Bier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Pfand" calcext:value="=&quot;Pfand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  <calcext:condition calcext:apply-style-name="Default" calcext:value="=0" calcext:base-cell-address="Kategorien.D1"/>
          </calcext:conditional-format>
          <calcext:conditional-format calcext:target-range-address="'Sept 15'.F7:'Sept 15'.F24">
            <calcext:condition calcext:apply-style-name="Amazon" calcext:value="=&quot;Amazon&quot;" calcext:base-cell-address="Kategorien.F7"/>
            <calcext:condition calcext:apply-style-name="Ausgehen" calcext:value="=&quot;Ausgehen&quot;" calcext:base-cell-address="Kategorien.F7"/>
            <calcext:condition calcext:apply-style-name="Bier" calcext:value="=&quot;Bier&quot;" calcext:base-cell-address="Kategorien.F7"/>
            <calcext:condition calcext:apply-style-name="Getränke" calcext:value="=&quot;Getränke&quot;" calcext:base-cell-address="Kategorien.F7"/>
            <calcext:condition calcext:apply-style-name="Kaffee" calcext:value="=&quot;Kaffee&quot;" calcext:base-cell-address="Kategorien.F7"/>
            <calcext:condition calcext:apply-style-name="Kleidung" calcext:value="=&quot;Kleidung&quot;" calcext:base-cell-address="Kategorien.F7"/>
            <calcext:condition calcext:apply-style-name="Kosmetika" calcext:value="=&quot;Kosmetika&quot;" calcext:base-cell-address="Kategorien.F7"/>
            <calcext:condition calcext:apply-style-name="Nahrung" calcext:value="=&quot;Nahrung&quot;" calcext:base-cell-address="Kategorien.F7"/>
            <calcext:condition calcext:apply-style-name="Pfand" calcext:value="=&quot;Pfand&quot;" calcext:base-cell-address="Kategorien.F7"/>
            <calcext:condition calcext:apply-style-name="Rechnungen" calcext:value="=&quot;Rechungen&quot;" calcext:base-cell-address="Kategorien.F7"/>
            <calcext:condition calcext:apply-style-name="Sonstiges" calcext:value="=&quot;Sonstiges&quot;" calcext:base-cell-address="Kategorien.F7"/>
            <calcext:condition calcext:apply-style-name="Tabak" calcext:value="=&quot;Tabak&quot;" calcext:base-cell-address="Kategorien.F7"/>
            <calcext:condition calcext:apply-style-name="Verkehr" calcext:value="=&quot;Verkehr&quot;" calcext:base-cell-address="Kategorien.F7"/>
            <calcext:condition calcext:apply-style-name="Zucker" calcext:value="=&quot;Zucker&quot;" calcext:base-cell-address="Kategorien.F7"/>
          </calcext:conditional-format>
        </calcext:conditional-formats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4" table:target-range-address="'Sept 15'.A1:'Sept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00/00/0000</text:date>, <text:time style:data-style-name="N2" text:time-value="16:01:59.588793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9-20T16:02:19.922840514</dc:date>
    <meta:editing-duration>PT10H42M16S</meta:editing-duration>
    <meta:editing-cycles>83</meta:editing-cycles>
    <meta:generator>LibreOffice/4.3.3.2$Linux_x86 LibreOffice_project/430m0$Build-2</meta:generator>
    <meta:document-statistic meta:table-count="6" meta:cell-count="38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